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magiiic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“Th-There's an emergency! Please come with
me at once!!”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“The Heavenly Palace, the Heavenly Palace is
under attack by White Carat!!”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“I don't have the details, but she's displayed
incredible power in sending the guards
flying ten meters away...”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“Apparently, she is enveloped in a sinister blue
aura and in a state of frenzy! Her power could
probably blow guards thirty meters away...!”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magic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magic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 let you
know as soon as I've finished formulating the
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magic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 go to the Westlands and collect the
“Detonium“ and the ”Lerig ・ Ias” scale from
Dasupu Marsh and the Balkad Ruins,
respectively.</text:p>
          </table:table-cell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 office:value-type="string">
            <text:p>I will use them to create equipment that can
detect the origin of powerful Magic.</text:p>
          </table:table-cell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come back, everyone.</text:p>
          </table:table-cell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ney, we're hooooooome!!</text:p>
          </table:table-cell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ome bearing the two materials you asked
for.</text:p>
          </table:table-cell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 Detonium, and a scale. Here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everything I need for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 office:value-type="string">
            <text:p>By the way, umm... how did it go?
With the dangerous tribe...</text:p>
          </table:table-cell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They're dangerous, but they're the best!!</text:p>
          </table:table-cell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would like to see them again one day.</text:p>
          </table:table-cell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should bring 'em a souvenir next Tiiime!</text:p>
          </table:table-cell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? O-Okay...</text:p>
          </table:table-cell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 office:value-type="string">
            <text:p>That sounds... positive...?</text:p>
          </table:table-cell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save the details for later, Lumii.</text:p>
          </table:table-cell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 office:value-type="string">
            <text:p>Please handle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fter you all left, I made all the preparations
necessary for construction, so this shouldn't
take very long.</text:p>
          </table:table-cell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good to hear.</text:p>
          </table:table-cell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actly how long do you think it will take?</text:p>
          </table:table-cell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everything proceeds without a hitch,
I forecast it to be three hours and twenty-
five minutes.</text:p>
          </table:table-cell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w, that is exact...</text:p>
          </table:table-cell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 office:value-type="string">
            <text:p>So it's true that scientists really work to the
minute?</text:p>
          </table:table-cell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the nanosecond, if the circumstances call
for it.</text:p>
          </table:table-cell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 office:value-type="string">
            <text:p>...Until it's complete, please take the time
to relax, or kill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Recuperation will be a vital part of the
upcoming decisive battle.</text:p>
          </table:table-cell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let us take advantage of this
free time.</text:p>
          </table:table-cell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aaaaaaay!! Playtiiime!!</text:p>
          </table:table-cell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explore the church together—!!</text:p>
          </table:table-cell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hatever you like, just don't get in the
way...</text:p>
          </table:table-cell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antimagic I just gave you is loaded into
a syringe.</text:p>
          </table:table-cell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 office:value-type="string">
            <text:p>If you can inject it into White Carat's body,
it will permanently reverse her manaphylaxis.</text:p>
          </table:table-cell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t me to teleport you to Zazābu Port Town
so you can take a ship to the East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urried here as soon as I heard you had
completed the device that could locate the
enemy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Could you truly be referring to this golden
orb?”</text:p>
          </table:table-cell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This is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 office:value-type="string">
            <text:p>I just now completed it.</text:p>
          </table:table-cell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we can finally be the ones on the
offensive!</text:p>
          </table:table-cell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know it's sudden, but I'd like to try it
straight away.</text:p>
          </table:table-cell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Very well...</text:p>
          </table:table-cell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retty... it's like a planetarium...</text:p>
          </table:table-cell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shining like a Staaar!</text:p>
          </table:table-cell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n we somehow read this light to figure
out the enemy's position?</text:p>
          </table:table-cell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radiating light is designed to represent
the coordinates of the world.</text:p>
          </table:table-cell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 office:value-type="string">
            <text:p>By correlating the coordinates of strongly
emitted light with the world map, we can
determine its location.</text:p>
          </table:table-cell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-Yep, totally get it—!!</text:p>
          </table:table-cell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like Akizora-san, do not comprehend what
you mea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n any cas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practice, does this mean we can discover
the enemy's position?”</text:p>
          </table:table-cell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check right now.</text:p>
          </table:table-cell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 office:value-type="string">
            <text:p>There are several points which are showing
a strong Magical presence...</text:p>
          </table:table-cell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 office:value-type="string">
            <text:p>But one of them in particular is showing
a very strong response.</text:p>
          </table:table-cell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at is?</text:p>
          </table:table-cell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 the Eastlands, at the peak of the Sacred
Mountain, Amatsuchi.</text:p>
          </table:table-cell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 office:value-type="string">
            <text:p>It is resonating with a distinctly powerful
response compared to the other spots.</text:p>
          </table:table-cell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ich Carat that is?</text:p>
          </table:table-cell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 office:value-type="string">
            <text:p>All things considered, the most likely
suspect would be...</text:p>
          </table:table-cell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.</text:p>
          </table:table-cell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 office:value-type="string">
            <text:p>With the sudden wearing off of the temporary
Magic suppression effects of the antimagic,
she would be emitting levels of Magic that
far surpass that of Red and Blue Carat.</text:p>
          </table:table-cell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White Carat is at the top of the Sacred
Mountain in the Eastlands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do we do now?</text:p>
          </table:table-cell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 office:value-type="string">
            <text:p>Right now, we're up against the strongest
foe ever... are we goin'?</text:p>
          </table:table-cell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l depends on whether Lumii-san's
antimagic is done yet...</text:p>
          </table:table-cell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's no need for concern.</text:p>
          </table:table-cell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 office:value-type="string">
            <text:p>I've already completed the “Spell Destructor”,
which will permanently revert White Carat's
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! That's our genius scientist!!</text:p>
          </table:table-cell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we can make White Carat
entirely powerless this time?</text:p>
          </table:table-cell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an guarantee its potency.</text:p>
          </table:table-cell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have only one option.</text:p>
          </table:table-cell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 office:value-type="string">
            <text:p>We have the means to locate our strongest
foe, and completely disarm her.</text:p>
          </table:table-cell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n, this is so Prettyyyy!!</text:p>
          </table:table-cell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let this chance slip by.</text:p>
          </table:table-cell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n, please take this.</text:p>
          </table:table-cell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Antimagic S.D】 ×1!</text:p>
          </table:table-cell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straight to the site.</text:p>
          </table:table-cell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te being the Sacred Mountain, Amatsuchi,
correct?</text:p>
          </table:table-cell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Ho to the Sacred Mountain!!</text:p>
          </table:table-cell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an indispensable opportunity to
rid our mightiest foe of her pow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Launch an assault on White Carat at the
Sacred Mountain, Amatsuchi, and crush her.”</text:p>
          </table:table-cell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not really seeing much Magic activity at
the Sacred Mountain...</text:p>
          </table:table-cell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they must have relocated their lair.</text:p>
          </table:table-cell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 office:value-type="string">
            <text:p>Even having hired the strongest Shinigami in
the demon world, it seems the Heavenly
Maidens still pose them some threat.</text:p>
          </table:table-cell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here are we lookin' next?</text:p>
          </table:table-cell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t this point, I think it's most likely that
the enemy are hiding in the Northlands.</text:p>
          </table:table-cell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 office:value-type="string">
            <text:p>Especially Blue Carat, who accidentally revealed
the Demon Portal's location to us. She's
probably planning to stop us from destroying it.</text:p>
          </table:table-cell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ed nothing less, Hime.</text:p>
          </table:table-cell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 then, let us take a look at the
Northlands.</text:p>
          </table:table-cell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! I'm getting a super strong Reactiooon!</text:p>
          </table:table-cell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the one Magical response, is it?</text:p>
          </table:table-cell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 office:value-type="string">
            <text:p>A single wielder of powerful Magic, acting
on their own...</text:p>
          </table:table-cell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hite Carat, isn't it?</text:p>
          </table:table-cell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might be doing research on the Demon
Portal this time!</text:p>
          </table:table-cell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et over there and stop her.</text:p>
          </table:table-cell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the Antimagic S.D on our side.</text:p>
          </table:table-cell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 office:value-type="string">
            <text:p>Even if it's White Carat we're up against, we
have nothing to be afraid of.</text:p>
          </table:table-cell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 office:value-type="string">
            <text:p>We'll head to the Demon Portal in the
Northlands as soon as the STS is comple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2T14:41:31+02:00</meta:creation-date>
    <dc:date>2020-05-02T14:41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